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b53c8" officeooo:paragraph-rsid="000b53c8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master-page-name="Standard">
      <style:paragraph-properties style:page-number="auto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2pt" fo:font-weight="normal" officeooo:rsid="000b53c8" officeooo:paragraph-rsid="000b53c8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officeooo:rsid="000d29b3" officeooo:paragraph-rsid="000d29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ример документа</text:p>
      <text:p text:style-name="P1">Глава 1</text:p>
      <text:p text:style-name="P2">Какие то определения</text:p>
      <text:p text:style-name="P4">Статья 1</text:p>
      <text:p text:style-name="P2">Определим опрделения</text:p>
      <text:p text:style-name="P4">Статья 2</text:p>
      <text:p text:style-name="P2">Дадим пояснения</text:p>
      <text:p text:style-name="P2">1.2.1 Поясним за непонятное</text:p>
      <text:p text:style-name="P2">1.2.2. Поясним за понятное</text:p>
      <text:p text:style-name="P2"><text:tab/>а) это даже ежу понятно</text:p>
      <text:p text:style-name="P2"><text:tab/>б) это ежу не понятно</text:p>
      <text:p text:style-name="P3">1.2.3</text:p>
      <text:p text:style-name="P3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7">N</text:p>
          </table:table-cell>
          <table:table-cell table:style-name="Table1.A1" office:value-type="string">
            <text:p text:style-name="P7">Фамилия</text:p>
          </table:table-cell>
          <table:table-cell table:style-name="Table1.A1" office:value-type="string">
            <text:p text:style-name="P7">Имя</text:p>
          </table:table-cell>
          <table:table-cell table:style-name="Table1.A1" office:value-type="string">
            <text:p text:style-name="P7">Организация</text:p>
          </table:table-cell>
          <table:table-cell table:style-name="Table1.A1" office:value-type="string">
            <text:p text:style-name="P7">Телефон</text:p>
          </table:table-cell>
          <table:table-cell table:style-name="Table1.F1" office:value-type="string">
            <text:p text:style-name="P7">Примечания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Иванов</text:p>
          </table:table-cell>
          <table:table-cell table:style-name="Table1.A2" office:value-type="string">
            <text:p text:style-name="P7">Иван</text:p>
          </table:table-cell>
          <table:table-cell table:style-name="Table1.A2" office:value-type="string">
            <text:p text:style-name="P7">ИСП</text:p>
          </table:table-cell>
          <table:table-cell table:style-name="Table1.A2" office:value-type="string">
            <text:p text:style-name="P7">8-800</text:p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3"/>
      <text:p text:style-name="P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Фамилия</text:p>
          </table:table-cell>
          <table:table-cell table:style-name="Table2.A1" office:value-type="string">
            <text:p text:style-name="P7">Имя</text:p>
          </table:table-cell>
          <table:table-cell table:style-name="Table2.C1" office:value-type="string">
            <text:p text:style-name="P7">Отчество</text:p>
          </table:table-cell>
        </table:table-row>
        <table:table-row>
          <table:table-cell table:style-name="Table2.A2" office:value-type="string">
            <text:p text:style-name="P7">Иванов</text:p>
          </table:table-cell>
          <table:table-cell table:style-name="Table2.A2" office:value-type="string">
            <text:p text:style-name="P7">Иван</text:p>
          </table:table-cell>
          <table:table-cell table:style-name="Table2.C2" office:value-type="string">
            <text:p text:style-name="P7">Иванович</text:p>
          </table:table-cell>
        </table:table-row>
        <table:table-row>
          <table:table-cell table:style-name="Table2.A2" office:value-type="string">
            <text:p text:style-name="P7">Петров</text:p>
          </table:table-cell>
          <table:table-cell table:style-name="Table2.A2" office:value-type="string">
            <text:p text:style-name="P7">Пётр</text:p>
          </table:table-cell>
          <table:table-cell table:style-name="Table2.C2" office:value-type="string">
            <text:p text:style-name="P7">Петрович</text:p>
          </table:table-cell>
        </table:table-row>
        <table:table-row>
          <table:table-cell table:style-name="Table2.A2" office:value-type="string">
            <text:p text:style-name="P7">Сидоров</text:p>
          </table:table-cell>
          <table:table-cell table:style-name="Table2.A2" office:value-type="string">
            <text:p text:style-name="P7">Сидор</text:p>
          </table:table-cell>
          <table:table-cell table:style-name="Table2.C2" office:value-type="string">
            <text:p text:style-name="P7">Сидорович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6:06:51</meta:creation-date>
    <dc:date>2019-12-18T16:18:40.343836816</dc:date>
    <meta:editing-cycles>7</meta:editing-cycles>
    <meta:editing-duration>PT22M55S</meta:editing-duration>
    <meta:generator>LibreOffice/6.0.7.3$Linux_X86_64 LibreOffice_project/00m0$Build-3</meta:generator>
    <meta:document-statistic meta:table-count="2" meta:image-count="0" meta:object-count="0" meta:page-count="1" meta:paragraph-count="35" meta:word-count="57" meta:character-count="331" meta:non-whitespace-character-count="307"/>
  </office:meta>
</office:document-meta>
</file>